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51cm" style:rel-column-width="16383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b1db6" officeooo:paragraph-rsid="001b1db6"/>
    </style:style>
    <style:style style:name="P2" style:family="paragraph" style:parent-style-name="Text_20_body">
      <style:text-properties officeooo:rsid="001cfd87" officeooo:paragraph-rsid="001cfd87"/>
    </style:style>
    <style:style style:name="P3" style:family="paragraph" style:parent-style-name="Text_20_body">
      <style:text-properties officeooo:rsid="001edb98" officeooo:paragraph-rsid="001edb98"/>
    </style:style>
    <style:style style:name="P4" style:family="paragraph" style:parent-style-name="Title">
      <style:text-properties officeooo:rsid="001b1db6" officeooo:paragraph-rsid="001b1db6"/>
    </style:style>
    <style:style style:name="P5" style:family="paragraph" style:parent-style-name="Heading_20_1">
      <style:text-properties officeooo:rsid="001b1db6" officeooo:paragraph-rsid="001b1db6"/>
    </style:style>
    <style:style style:name="P6" style:family="paragraph" style:parent-style-name="Heading_20_1">
      <style:text-properties officeooo:rsid="001cfd87" officeooo:paragraph-rsid="001cfd87"/>
    </style:style>
    <style:style style:name="P7" style:family="paragraph" style:parent-style-name="Subtitle">
      <style:text-properties officeooo:rsid="001b1db6" officeooo:paragraph-rsid="001b1db6"/>
    </style:style>
    <style:style style:name="P8" style:family="paragraph" style:parent-style-name="Table_20_Contents">
      <style:text-properties officeooo:rsid="001b1db6" officeooo:paragraph-rsid="001b1db6"/>
    </style:style>
    <style:style style:name="P9" style:family="paragraph" style:parent-style-name="Table_20_Contents">
      <style:text-properties officeooo:rsid="001cfd87" officeooo:paragraph-rsid="001cfd87"/>
    </style:style>
    <style:style style:name="T1" style:family="text">
      <style:text-properties officeooo:rsid="001edb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esson3</text:p>
      <text:p text:style-name="P7">no</text:p>
      <text:h text:style-name="P5" text:outline-level="1">Vokabeln:</text:h>
      <table:table table:name="Tabelle1" table:style-name="Tabelle1">
        <table:table-column table:style-name="Tabelle1.A" table:number-columns-repeated="4"/>
        <table:table-row>
          <table:table-cell table:style-name="Tabelle1.A1" office:value-type="string">
            <text:p text:style-name="P8">japanisch<text:span text:style-name="T1">*</text:span></text:p>
          </table:table-cell>
          <table:table-cell table:style-name="Tabelle1.A1" office:value-type="string">
            <text:p text:style-name="P8">nihongo<text:span text:style-name="T1">*</text:span></text:p>
          </table:table-cell>
          <table:table-cell table:style-name="Tabelle1.A1" office:value-type="string">
            <text:p text:style-name="Table_20_Contents"/>
          </table:table-cell>
          <table:table-cell table:style-name="Tabelle1.D1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9">Buch</text:p>
          </table:table-cell>
          <table:table-cell table:style-name="Tabelle1.A2" office:value-type="string">
            <text:p text:style-name="P9">hon</text:p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</table:table>
      <text:p text:style-name="P3">*wird vorerst von der großen Vokabelliste ausgeschlossen.</text:p>
      <text:h text:style-name="P5" text:outline-level="1">Partikel "no":</text:h>
      <text:p text:style-name="P1">Diese Lesson beschäftigt sich lediglich mit dem Partikel "no", welche zu Beginn zwei Funktionen hat.</text:p>
      <text:h text:style-name="P5" text:outline-level="1">1. Besitz:</text:h>
      <text:p text:style-name="P1">Die erste Funktion des Partikel "no" ist es, den Besitz von entwas zu zeigen. Es ist wichtig zu beachten, dass das Nachstehende Nomen/Object, dem Vorstehendem Nomen/Object gehört.</text:p>
      <text:p text:style-name="P1">watashi no inu (mein Hund))</text:p>
      <text:p text:style-name="P2">Nicht:</text:p>
      <text:p text:style-name="P2">inu no watashi (wäre falsch, wörtlich: der Hund sein ich)</text:p>
      <text:p text:style-name="P1"/>
      <text:h text:style-name="P5" text:outline-level="1">2. Nomenverbindung:</text:h>
      <text:p text:style-name="P1">Eine weitere Funktion des Partikel "no" ist es, zwei Substantive miteinander zu Verbinden.</text:p>
      <text:p text:style-name="P1">Diese Funktion wird aber erst in späteren Lessons verwendet, daher wird hier erstmal von einem einfachem Beispiel abgesehen.</text:p>
      <text:p text:style-name="P1">nihongo no hon (Japanischbuch, nihongo=japanisch hon=buch)</text:p>
      <text:p text:style-name="P1"/>
      <text:h text:style-name="P6" text:outline-level="1">Beispiele:</text:h>
      <text:p text:style-name="P2">Hier nun ein paar Beispiele, mit einfacher Übersetzung dahinter:</text:p>
      <text:p text:style-name="P2">watashi no namae wa Ben desu (mein Name ist Ben.)</text:p>
      <text:p text:style-name="P2">anata no inu desu ka (ist das Ihr Hund?)</text:p>
      <text:p text:style-name="P2">kimi no kanojo no inu (der Hund deiner Freundin)</text:p>
      <text:p text:style-name="P2">watashi no ie (mein Haus)</text:p>
      <text:p text:style-name="P2">ie no watashi (wäre falsch, wörtlich: das Haus sein ich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M32S</meta:editing-duration>
    <meta:editing-cycles>4</meta:editing-cycles>
    <meta:generator>LibreOffice/5.4.4.2$Windows_X86_64 LibreOffice_project/2524958677847fb3bb44820e40380acbe820f960</meta:generator>
    <dc:date>2019-08-08T02:35:11.114000000</dc:date>
    <meta:document-statistic meta:table-count="1" meta:image-count="0" meta:object-count="0" meta:page-count="1" meta:paragraph-count="26" meta:word-count="168" meta:character-count="1076" meta:non-whitespace-character-count="934"/>
    <meta:user-defined meta:name="Info 1"/>
    <meta:user-defined meta:name="Info 2"/>
    <meta:user-defined meta:name="Info 3"/>
    <meta:user-defined meta:name="Info 4"/>
  </office:meta>
</office:document-meta>
</file>